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svg:font-family="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fo:language="fr" fo:country="FR" style:language-asian="zxx" style:country-asian="none" style:language-complex="zxx" style:country-complex="none"/>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weight="bold" style:font-weight-asian="bold" style:font-weight-complex="bold"/>
    </style:style>
    <style:style style:name="T2" style:family="text">
      <style:text-properties fo:font-variant="normal" fo:text-transform="none" fo:color="#000000" fo:letter-spacing="normal"/>
    </style:style>
    <style:style style:name="T3" style:family="text">
      <style:text-properties fo:font-variant="normal" fo:text-transform="none" fo:color="#000000"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écurité des Systèmes d'Information</text:p>
      <text:p text:style-name="P2">TP 6 – Les risques</text:p>
      <text:p text:style-name="P3"/>
      <text:p text:style-name="P3">1) Il existe plusieurs types de comportements à risques.</text:p>
      <text:p text:style-name="P3">Plus des 3/4 des salariés indiquent transporter des informations professionnelles sur un périphérique de stockage personnel (Clé USB, Disque Dur Externe), et plus de la moitié affirment partager des fichiers professionnels via un service de cloud (dont beaucoup des plus gros acteurs ont connu des failles de sécurité), ce qui peut porter atteinte à la sécurité de ces données, puisqu'elles ne sont plus sous contrôle de l'entreprise.</text:p>
      <text:p text:style-name="P3">Beaucoup de salariés ne se sentent pas concernés par ces problèmes, en réalité leur comportement en général peu poser problème. Par exemple, le fait de s'absenter de son poste de travail sans verrouiller ou éteindre son ordinateur, cela laisse l'accès à quiconque peut pénétrer dans le lieu de travail.</text:p>
      <text:p text:style-name="P3">Ces mêmes salariés peuvent être victimes du "social engineering", ou comment les salariés donnent des informations clés à des personnes malintentionnées .</text:p>
      <text:p text:style-name="P3">Le comportement des salariés sur le lieu de travail peut aussi porter un risque par une utilisation <text:span text:style-name="T1">irresponsable</text:span> d'internet.</text:p>
      <text:p text:style-name="P3">On peut par exemple citer des chiffres : 1/25 des salariés utilisent un logiciel de Peer to Peer (partage de fichiers, très dangereux pour la sécurité), 1/125 utilisent un système de contrôle à distance de l'ordinateur non autorisé, ce qui est très alarmant.</text:p>
      <text:p text:style-name="P3">On peut aussi citer les problèmes liés aux visites de sites qui pourraient véhiculer des malwares, comme les sites de téléchargement gratuit ou les sites pornographiques.</text:p>
      <text:p text:style-name="P3">Enfin, l'utilisation des réseaux sociaux au travail présente également un risque potentiellement élevé pour la sécurité du système d'information de l'entreprise.</text:p>
      <text:p text:style-name="P3"/>
      <text:p text:style-name="P3">Sources : <text:a xlink:type="simple" xlink:href="http://www.argusdelassurance.com/acteurs/cyber-risques-les-salaries-ont-toujours-des-comportements-a-risques-etude-hiscox.85513" text:style-name="Internet_20_link" text:visited-style-name="Visited_20_Internet_20_Link">http://www.argusdelassurance.com/acteurs/cyber-risques-les-salaries-ont-toujours-des-comportements-a-risques-etude-hiscox.85513</text:a></text:p>
      <text:p text:style-name="P3"><text:a xlink:type="simple" xlink:href="http://www.netpme.fr/info-conseil-1/nouvelles-technologies/securite/fiche-conseil/41136-lutter-contre-menaces-informatiques-venues-interieur" text:style-name="Internet_20_link" text:visited-style-name="Visited_20_Internet_20_Link">http://www.netpme.fr/info-conseil-1/nouvelles-technologies/securite/fiche-conseil/41136-lutter-contre-menaces-informatiques-venues-interieur</text:a></text:p>
      <text:p text:style-name="P1"/>
      <text:p text:style-name="Standard">2)</text:p>
      <text:p text:style-name="Standard">A) Le cloud computing créé des problèmes liés à l'identité numérique, des problèmes d'espionnages.</text:p>
      <text:p text:style-name="Standard">Il y a aussi un problème de féodalisation du net ou les petits utilisateurs doivent avoir des comptes pour utiliser les différents cloud. Il y a aussi des problèmes par rapport au respect de la vie privée</text:p>
      <text:p text:style-name="Standard">Autres problèmes : Dispertion des données et lois internationales relatives au respect de la vie privée, attraction des hackers, possibilité d'interruptions massives de service.</text:p>
      <text:p text:style-name="Standard">On peut prendre l'exemple des photos de stars qui ont été volé du cloud d'Apple</text:p>
      <text:p text:style-name="Standard"/>
      <text:p text:style-name="P4">B)<text:span text:style-name="T3">La mise en place de services de cloud computing comporte des risques au regard de la sécurité et de sécurisation des données. En effet, l’accès aux données et aux applications est réalisé entre le client et la multiplicité des serveurs distants. Ce risque se trouve donc amplifié par la mutualisation des serveurs et par la délocalisation de ceux-ci.</text:span> </text:p>
      <text:p text:style-name="P5"/>
      <text:p text:style-name="P5"/>
      <text:p text:style-name="P4"><text:span text:style-name="T3">C) Pour pallier les risques précédemment évoqués, il conviendra d’un point de vue général de mettre en place, comme dans le cadre de tout projet d’externalisation, une convention de niveau de service, également appelée « </text:span><text:span text:style-name="Emphasis"><text:span text:style-name="T3">SLA</text:span></text:span><text:span text:style-name="T2"> </text:span><text:span text:style-name="T3">» (pour « </text:span><text:span text:style-name="Emphasis"><text:span text:style-name="T3">Service Level Agreement</text:span></text:span><text:span text:style-name="T2"> </text:span><text:span text:style-name="T3">»), permettant au client d’obtenir du prestataire une qualité de service convenue contractuellement.</text:span> </text:p>
      <text:p text:style-name="Standard"/>
      <text:p text:style-name="Standard"/>
      <text:p text:style-name="Standard"><text:soft-page-break/>3)</text:p>
      <text:p text:style-name="Standard">A) La crise économique serait la cause principale de la hausse de la cybercriminalité</text:p>
      <text:p text:style-name="Standard"/>
      <text:p text:style-name="Standard">B) -Attaque sony :Un groupe de pirate a attaqué sans but précis et à volé des documents confidentiels et des comptes Twitter</text:p>
      <text:p text:style-name="Standard">-Attaque Domino's Pizza : Un groupe de hackeur a attaqué pour avoir une rançon et menace de publier les données qu'ils ont volé.</text:p>
      <text:p text:style-name="Standard">-Attaque Etat américain : Cyberattaque qui consiste à voler des données sur la maison Blanche</text:p>
      <text:p text:style-name="Standard">-Attaque Helicopters : Cyberattaque des Etats-Unis envers Airbus Helicopters afin d'espionner.</text:p>
      <text:p text:style-name="Standard"/>
      <text:p text:style-name="Standard">Toutes ces attaques permettent un vol de données, ce qui est le plus gros problème des cloud.</text:p>
      <text:p text:style-name="Standard"/>
      <text:p text:style-name="Standard"/>
      <text:p text:style-name="Standard"/>
      <text:p text:style-name="Standard"/>
      <text:p text:style-name="Standard"/>
      <text:p text:style-name="Standard"><text:a xlink:type="simple" xlink:href="http://www.contrepoints.org/2013/01/29/112955-le-cloud-une-nuee-de-problemes-strategiques-dans-un-monde-incertain" text:style-name="Internet_20_link" text:visited-style-name="Visited_20_Internet_20_Link">http://www.contrepoints.org/2013/01/29/112955-le-cloud-une-nuee-de-problemes-strategiques-dans-un-monde-incertain</text:a></text:p>
      <text:p text:style-name="Standard"/>
      <text:p text:style-name="Standard"><text:a xlink:type="simple" xlink:href="http://www.channelnews.fr/accueil/en-bref/101-actualite-des-societes/1460-la-crise-financiere-entraine-la-croissance-de-la-cybercriminalite.html" text:style-name="Internet_20_link" text:visited-style-name="Visited_20_Internet_20_Link">http://www.channelnews.fr/accueil/en-bref/101-actualite-des-societes/1460-la-crise-financiere-entraine-la-croissance-de-la-cybercriminalite.html</text:a></text:p>
      <text:p text:style-name="Standard"/>
      <text:p text:style-name="Standard"><text:a xlink:type="simple" xlink:href="http://www.murielle-cahen.com/publications/p_cloud.asp" text:style-name="Internet_20_link" text:visited-style-name="Visited_20_Internet_20_Link">http://www.murielle-cahen.com/publications/p_cloud.asp</text:a></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svg:font-family="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ZOUHIRI Malik – <text:s/>Info 2B – DROIT DES TIC – TP6 (01/12)</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7M58S</meta:editing-duration>
    <meta:editing-cycles>11</meta:editing-cycles>
    <meta:generator>OpenOffice/4.1.0$Win32 OpenOffice.org_project/410m18$Build-9764</meta:generator>
    <dc:date>2014-12-01T16:57:28.80</dc:date>
    <dc:creator>Malik Zouhiri</dc:creator>
    <meta:document-statistic meta:table-count="0" meta:image-count="0" meta:object-count="0" meta:page-count="2" meta:paragraph-count="30" meta:word-count="591" meta:character-count="4247"/>
    <meta:user-defined meta:name="Info 1"/>
    <meta:user-defined meta:name="Info 2"/>
    <meta:user-defined meta:name="Info 3"/>
    <meta:user-defined meta:name="Info 4"/>
  </office:meta>
</office:document-meta>
</file>